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ebb" officeooo:paragraph-rsid="00194ebb"/>
    </style:style>
    <style:style style:name="P2" style:family="paragraph" style:parent-style-name="Standard">
      <style:text-properties fo:font-weight="bold" officeooo:rsid="00194ebb" officeooo:paragraph-rsid="0019e251" style:font-weight-asian="bold" style:font-weight-complex="bold"/>
    </style:style>
    <style:style style:name="P3" style:family="paragraph" style:parent-style-name="Standard">
      <style:text-properties fo:font-weight="bold" officeooo:rsid="00194ebb" officeooo:paragraph-rsid="00194ebb" style:font-weight-asian="bold" style:font-weight-complex="bold"/>
    </style:style>
    <style:style style:name="P4" style:family="paragraph" style:parent-style-name="Standard">
      <style:text-properties fo:font-weight="bold" officeooo:rsid="001ec6dd" officeooo:paragraph-rsid="001ec6dd" style:font-weight-asian="bold" style:font-weight-complex="bold"/>
    </style:style>
    <style:style style:name="P5" style:family="paragraph" style:parent-style-name="Standard">
      <style:text-properties officeooo:rsid="001ec6dd" officeooo:paragraph-rsid="001ec6dd"/>
    </style:style>
    <style:style style:name="T1" style:family="text">
      <style:text-properties officeooo:rsid="0019e251"/>
    </style:style>
    <style:style style:name="T2" style:family="text">
      <style:text-properties officeooo:rsid="001af0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avier@xav_home:~/xxx.janin@gmail.com/ied/licence_2/realisation_de_programmes_projet_tutore$ sudo apt-get install git </text:p>
      <text:p text:style-name="P1">[sudo] password for xavier: </text:p>
      <text:p text:style-name="P1">Lecture des listes de paquets... Fait </text:p>
      <text:p text:style-name="P1">Construction de l'arbre des dépendances <text:s text:c="6"/></text:p>
      <text:p text:style-name="P1">Lecture des informations d'état... Fait </text:p>
      <text:p text:style-name="P1">Les paquets supplémentaires suivants seront installés : </text:p>
      <text:p text:style-name="P1"><text:s text:c="2"/>git-man liberror-perl </text:p>
      <text:p text:style-name="P1">Paquets suggérés : </text:p>
      <text:p text:style-name="P1"><text:s text:c="2"/>git-daemon-run git-daemon-sysvinit git-doc git-el git-email git-gui gitk </text:p>
      <text:p text:style-name="P1"><text:s text:c="2"/>gitweb git-arch git-bzr git-cvs git-mediawiki git-svn </text:p>
      <text:p text:style-name="P1">Les NOUVEAUX paquets suivants seront installés : </text:p>
      <text:p text:style-name="P1"><text:s text:c="2"/>git git-man liberror-perl </text:p>
      <text:p text:style-name="P1">0 mis à jour, 3 nouvellement installés, 0 à enlever et 8 non mis à jour. </text:p>
      <text:p text:style-name="P1">Il est nécessaire de prendre 3 346 ko dans les archives. </text:p>
      <text:p text:style-name="P1">Après cette opération, 21,6 Mo d'espace disque supplémentaires seront utilisés. </text:p>
      <text:p text:style-name="P1">Souhaitez-vous continuer ? [O/n] O </text:p>
      <text:p text:style-name="P1">Réception de : 1 http://fr.archive.ubuntu.com/ubuntu/ trusty/main liberror-perl all 0.17-1.1 [21,1 kB] </text:p>
      <text:p text:style-name="P1">Réception de : 2 http://fr.archive.ubuntu.com/ubuntu/ trusty-updates/main git-man all 1:1.9.1-1ubuntu0.1 [698 kB] </text:p>
      <text:p text:style-name="P1">Réception de : 3 http://fr.archive.ubuntu.com/ubuntu/ trusty-updates/main git amd64 1:1.9.1-1ubuntu0.1 [2 627 kB] </text:p>
      <text:p text:style-name="P1">3 346 ko réceptionnés en 2s (1 371 ko/s) </text:p>
      <text:p text:style-name="P1">Sélection du paquet liberror-perl précédemment désélectionné. </text:p>
      <text:p text:style-name="P1">(Lecture de la base de données... 713805 fichiers et répertoires déjà installés.) </text:p>
      <text:p text:style-name="P1">Préparation du décompactage de .../liberror-perl_0.17-1.1_all.deb ... </text:p>
      <text:p text:style-name="P1">Décompactage de liberror-perl (0.17-1.1) ... </text:p>
      <text:p text:style-name="P1">Sélection du paquet git-man précédemment désélectionné. </text:p>
      <text:p text:style-name="P1">Préparation du décompactage de .../git-man_1%3a1.9.1-1ubuntu0.1_all.deb ... </text:p>
      <text:p text:style-name="P1">Décompactage de git-man (1:1.9.1-1ubuntu0.1) ... </text:p>
      <text:p text:style-name="P1">Sélection du paquet git précédemment désélectionné. </text:p>
      <text:p text:style-name="P1">Préparation du décompactage de .../git_1%3a1.9.1-1ubuntu0.1_amd64.deb ... </text:p>
      <text:p text:style-name="P1">Décompactage de git (1:1.9.1-1ubuntu0.1) ... </text:p>
      <text:p text:style-name="P1">Traitement déclenché pour <text:s/>man-db (2.6.7.1-1ubuntu1) ... </text:p>
      <text:p text:style-name="P1">Paramétrage de liberror-perl (0.17-1.1) ... </text:p>
      <text:p text:style-name="P1">Paramétrage de git-man (1:1.9.1-1ubuntu0.1) ... </text:p>
      <text:p text:style-name="P1">Paramétrage de git (1:1.9.1-1ubuntu0.1) ... </text:p>
      <text:p text:style-name="P1"/>
      <text:p text:style-name="P2">xavier@xav_home:~/xxx.janin@gmail.com/ied/licence_2/realisation_de_programmes_projet_tutore$ git config --global user.name "ninja427" </text:p>
      <text:p text:style-name="P2"/>
      <text:p text:style-name="P2">xavier@xav_home:~/xxx.janin@gmail.com/ied/licence_2/realisation_de_programmes_projet_tutore$ git config --global user.email "12316706@foad.iedparis8.net" </text:p>
      <text:p text:style-name="P3"/>
      <text:p text:style-name="P3">xavier@xav_home:~/xxx.janin@gmail.com/ied/licence_2/realisation_de_programmes_projet_tutore$ git init exercices </text:p>
      <text:p text:style-name="P1">Dépôt Git vide initialisé dans /home/xavier/xxx.janin@gmail.com/ied/licence_2/realisation_de_programmes_projet_tutore/exercices/.git/ </text:p>
      <text:p text:style-name="P1"/>
      <text:p text:style-name="P3">xavier@xav_home:~/xxx.janin@gmail.com/ied/licence_2/realisation_de_programmes_projet_tutore$ cd exercices/ </text:p>
      <text:p text:style-name="P1"><text:soft-page-break/></text:p>
      <text:p text:style-name="P3">xavier@xav_home:~/xxx.janin@gmail.com/ied/licence_2/realisation_de_programmes_projet_tutore/exercices$ git remote add origin https://github.com/pierre-H/optimiseur-coupe.git </text:p>
      <text:p text:style-name="P3"/>
      <text:p text:style-name="P3">xavier@xav_home:~/xxx.janin@gmail.com/ied/licence_2/realisation_de_programmes_projet_tutore/exercices$ git pull origin master </text:p>
      <text:p text:style-name="P1">Depuis https://github.com/pierre-H/optimiseur-coupe </text:p>
      <text:p text:style-name="P1"><text:s/>* branch <text:s text:c="11"/>master <text:s text:c="4"/>-&gt; FETCH_HEAD </text:p>
      <text:p text:style-name="P1"/>
      <text:p text:style-name="P2">xavier@xav_home:~/xxx.janin@gmail.com/ied/licence_2/realisation_de_programmes_projet_tutore/exercices$ <text:span text:style-name="T1">cp </text:span>~/<text:span text:style-name="T2">git_quickstart_for_this_project</text:span>.<text:span text:style-name="T2">odt .</text:span></text:p>
      <text:p text:style-name="P2"/>
      <text:p text:style-name="P4">xavier@xav_home:~/xxx.janin@gmail.com/ied/licence_2/realisation_de_programmes_projet_tutore/exercices$ git status </text:p>
      <text:p text:style-name="P5">Sur la branche master </text:p>
      <text:p text:style-name="P5">Fichiers non suivis: </text:p>
      <text:p text:style-name="P5"><text:s text:c="2"/>(utilisez "git add &lt;fichier&gt;..." pour inclure dans ce qui sera validé) </text:p>
      <text:p text:style-name="P5"/>
      <text:p text:style-name="P5"><text:tab/>git_quickstart_for_this_project.odt </text:p>
      <text:p text:style-name="P5"/>
      <text:p text:style-name="P5">aucune modification ajoutée à la validation mais des fichiers non suivis sont présents (utilisez "git add" pour les suivre) </text:p>
      <text:p text:style-name="P5"/>
      <text:p text:style-name="P4">xavier@xav_home:~/xxx.janin@gmail.com/ied/licence_2/realisation_de_programmes_projet_tutore/exercices$ git add .</text:p>
      <text:p text:style-name="P4"/>
      <text:p text:style-name="P4">xavier@xav_home:~/xxx.janin@gmail.com/ied/licence_2/realisation_de_programmes_projet_tutore/exercices$ git status </text:p>
      <text:p text:style-name="P5">Sur la branche master </text:p>
      <text:p text:style-name="P5">Modifications qui seront validées : </text:p>
      <text:p text:style-name="P5"><text:s text:c="2"/>(utilisez "git reset HEAD &lt;fichier&gt;..." pour désindexer) </text:p>
      <text:p text:style-name="P5"/>
      <text:p text:style-name="P5"><text:tab/>nouveau fichier: git_quickstart_for_this_project.odt </text:p>
      <text:p text:style-name="P5"/>
      <text:p text:style-name="P4">xavier@xav_home:~/xxx.janin@gmail.com/ied/licence_2/realisation_de_programmes_projet_tutore/exercices$ git commit </text:p>
      <text:p text:style-name="P5">[master f3e19c7] git_quickstart_for_this_project </text:p>
      <text:p text:style-name="P5"><text:s/>1 file changed, 0 insertions(+), 0 deletions(-) </text:p>
      <text:p text:style-name="P5"><text:s/>create mode 100644 git_quickstart_for_this_project.odt </text:p>
      <text:p text:style-name="P5"/>
      <text:p text:style-name="P4">xavier@xav_home:~/xxx.janin@gmail.com/ied/licence_2/realisation_de_programmes_projet_tutore/exercices$ git status </text:p>
      <text:p text:style-name="P5">Sur la branche master </text:p>
      <text:p text:style-name="P5">rien à valider, la copie de travail est propre </text:p>
      <text:p text:style-name="P5"/>
      <text:p text:style-name="P4">xavier@xav_home:~/xxx.janin@gmail.com/ied/licence_2/realisation_de_programmes_projet_tutore/exercices$ git push </text:p>
      <text:p text:style-name="P5">warning: push.default n'est pas défini ; sa valeur implicite change dans Git 2.0 </text:p>
      <text:p text:style-name="P5">de 'matching' vers 'simple'. Pour supprimer ce message et maintenir </text:p>
      <text:p text:style-name="P5">le comportement actuel après la modification de la valeur de défaut, utilisez : </text:p>
      <text:p text:style-name="P5"/>
      <text:p text:style-name="P5"><text:s text:c="2"/>git config --global push.default matching </text:p>
      <text:p text:style-name="P5"><text:soft-page-break/><text:s/></text:p>
      <text:p text:style-name="P5">Pour supprimer ce message et adopter le nouveau comportement maintenant, utilisez : </text:p>
      <text:p text:style-name="P5"/>
      <text:p text:style-name="P5"><text:s text:c="2"/>git config --global push.default simple </text:p>
      <text:p text:style-name="P5"/>
      <text:p text:style-name="P5">Quand push.default vaudra 'matching', git poussera les branches locales </text:p>
      <text:p text:style-name="P5">sur les branches distantes qui existent déjà avec le même nom. </text:p>
      <text:p text:style-name="P5"/>
      <text:p text:style-name="P5">Dans Git 2.0 Git utilisera par défaut le comportement plus conservatif 'simple' </text:p>
      <text:p text:style-name="P5">qui ne pousse la branche courante vers la branche distante que 'git pull' utilise </text:p>
      <text:p text:style-name="P5">pour mettre à jour la branche courante. </text:p>
      <text:p text:style-name="P5"><text:s/></text:p>
      <text:p text:style-name="P5">Voir 'git help config' et chercher 'push.default' pour plus d'information. </text:p>
      <text:p text:style-name="P5">(le mode 'simple' a été introduit dans Git 1.7.11. Utilisez le mode similaire </text:p>
      <text:p text:style-name="P5">'current' au lieu de 'simple' si vous utilisez de temps en temps d'anciennes versions de Git) </text:p>
      <text:p text:style-name="P5"/>
      <text:p text:style-name="P4">xavier@xav_home:~/xxx.janin@gmail.com/ied/licence_2/realisation_de_programmes_projet_tutore/exercices$ git config --global push.default matching </text:p>
      <text:p text:style-name="P4"/>
      <text:p text:style-name="P4">xavier@xav_home:~/xxx.janin@gmail.com/ied/licence_2/realisation_de_programmes_projet_tutore/exercices$ git push </text:p>
      <text:p text:style-name="P5">Username for 'https://github.com': ninja427 </text:p>
      <text:p text:style-name="P5">Password for 'https://ninja427@github.com': </text:p>
      <text:p text:style-name="P5">Counting objects: 4, done. </text:p>
      <text:p text:style-name="P5">Delta compression using up to 4 threads. </text:p>
      <text:p text:style-name="P5">Compressing objects: 100% (3/3), done. </text:p>
      <text:p text:style-name="P5">Writing objects: 100% (3/3), 55.73 KiB | 0 bytes/s, done. </text:p>
      <text:p text:style-name="P5">Total 3 (delta 0), reused 0 (delta 0) </text:p>
      <text:p text:style-name="P5">To https://github.com/pierre-H/optimiseur-coupe.git </text:p>
      <text:p text:style-name="P5"><text:s text:c="3"/>c817f26..f3e19c7 <text:s/>master -&gt; master </text:p>
      <text:p text:style-name="P5"/>
      <text:p text:style-name="P4">xavier@xav_home:~/xxx.janin@gmail.com/ied/licence_2/realisation_de_programmes_projet_tutore/exercices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5:56:53.667343832</meta:creation-date>
    <dc:date>2015-04-17T06:31:53.970039008</dc:date>
    <meta:editing-duration>PT9M3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3" meta:paragraph-count="92" meta:word-count="591" meta:character-count="6259" meta:non-whitespace-character-count="5626"/>
  </office:meta>
</office:document-meta>
</file>